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15cm" fo:min-width="0.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95cm" fo:min-width="0.8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098cm" fo:min-width="0.7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898cm" fo:min-width="0.74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3cm" svg:height="2.4cm" svg:x="4.4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cm" svg:height="1.2cm" svg:x="4.4cm" svg:y="3.8cm">
          <text:p text:style-name="P2">2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cm" svg:y1="7.1cm" svg:x2="4.3cm" svg:y2="5.9cm">
          <text:p/>
        </draw:line>
        <draw:frame draw:style-name="gr4" draw:text-style-name="P5" draw:layer="layout" svg:width="2.013cm" svg:height="0.962cm" svg:x="1.9cm" svg:y="8.4cm">
          <draw:text-box>
            <text:p>Head</text:p>
          </draw:text-box>
        </draw:frame>
        <draw:custom-shape draw:style-name="gr5" draw:text-style-name="P6" draw:layer="layout" svg:width="0.4cm" svg:height="0.4cm" svg:x="4.86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" draw:layer="layout" svg:width="1.3cm" svg:height="2.4cm" svg:x="7.1cm" svg:y="7.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3cm" svg:height="1.2cm" svg:x="7.1cm" svg:y="7.3cm">
            <text:p text:style-name="P2">7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4cm" svg:height="0.4cm" svg:x="7.569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draw:layer="layout" svg:width="1.3cm" svg:height="2.4cm" svg:x="9.9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9.9cm" svg:y="1.7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0.4cm" svg:x="10.369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1" draw:layer="layout" svg:width="1.3cm" svg:height="2.4cm" svg:x="11.4cm" svg:y="9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3cm" svg:height="1.2cm" svg:x="11.4cm" svg:y="9.6cm">
            <text:p text:style-name="P2">2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4cm" svg:height="0.4cm" svg:x="11.869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1" draw:layer="layout" svg:width="1.3cm" svg:height="2.4cm" svg:x="15.2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5.2cm" svg:y="5.3cm">
          <text:p text:style-name="P2">4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6.5cm" svg:y1="6.528cm" svg:x2="15.2cm" svg:y2="7.7cm">
          <text:p/>
        </draw:line>
        <draw:line draw:style-name="gr3" draw:text-style-name="P4" draw:layer="layout" svg:x1="17.5cm" svg:y1="9.7cm" svg:x2="15.9cm" svg:y2="7.8cm">
          <text:p/>
        </draw:line>
        <draw:frame draw:style-name="gr4" draw:text-style-name="P5" draw:layer="layout" svg:width="1.45cm" svg:height="0.962cm" svg:x="17.35cm" svg:y="11.138cm">
          <draw:text-box>
            <text:p>Tail</text:p>
          </draw:text-box>
        </draw:frame>
        <draw:custom-shape draw:style-name="gr7" draw:text-style-name="P3" draw:layer="layout" svg:width="1.3cm" svg:height="1.2cm" svg:x="2.3cm" svg:y="7.2cm">
          <text:p text:style-name="P2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3cm" svg:height="1.2cm" svg:x="17.4cm" svg:y="9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8cm" svg:y1="5.6cm" svg:x2="9.7cm" svg:y2="3.7cm">
          <text:p/>
        </draw:line>
        <draw:line draw:style-name="gr3" draw:text-style-name="P4" draw:layer="layout" svg:x1="10.5cm" svg:y1="4.2cm" svg:x2="8.6cm" svg:y2="8.9cm">
          <text:p/>
        </draw:line>
        <draw:line draw:style-name="gr3" draw:text-style-name="P4" draw:layer="layout" svg:x1="7.9cm" svg:y1="9.8cm" svg:x2="11.2cm" svg:y2="11.5cm">
          <text:p/>
        </draw:line>
        <draw:line draw:style-name="gr3" draw:text-style-name="P4" draw:layer="layout" svg:x1="12.9cm" svg:y1="11.4cm" svg:x2="15.1cm" svg:y2="7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09:42:40.170741855</meta:creation-date>
    <dc:date>2021-11-04T10:02:02.262938644</dc:date>
    <meta:editing-duration>PT17S</meta:editing-duration>
    <meta:editing-cycles>1</meta:editing-cycles>
    <meta:document-statistic meta:object-count="27"/>
    <meta:generator>LibreOffice/6.4.7.2$Linux_X86_64 LibreOffice_project/40$Build-2</meta:generator>
  </office:meta>
</office:document-meta>
</file>